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944794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1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start="Circle" draw:marker-start-width="0.2cm" draw:marker-end="Circle" draw:marker-end-width="0.2cm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P4" style:family="paragraph"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85cm" svg:height="5.501cm" svg:x="3.133cm" svg:y="0.904cm">
          <text:p text:style-name="P2"/>
          <draw:enhanced-geometry svg:viewBox="0 0 21600 21600" draw:glue-points="10800 0 ?f1 10800 0 21600 10800 21600 21600 21600 ?f7 10800" draw:text-areas="?f1 10800 ?f2 18000 ?f3 7200 ?f4 21600" draw:type="isosceles-triangle" draw:modifiers="10598.40790557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5.429cm" svg:height="4.128cm" svg:x="4.271cm" svg:y="2.278cm">
          <text:p text:style-name="P2"/>
          <draw:enhanced-geometry svg:viewBox="0 0 21600 21600" draw:glue-points="10800 0 ?f1 10800 0 21600 10800 21600 21600 21600 ?f7 10800" draw:text-areas="?f1 10800 ?f2 18000 ?f3 7200 ?f4 21600" draw:type="isosceles-triangle" draw:modifiers="10175.469613259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4.537cm" svg:height="3.397cm" svg:x="4.809cm" svg:y="3.007cm">
          <text:p text:style-name="P2"/>
          <draw:enhanced-geometry svg:viewBox="0 0 21600 21600" draw:glue-points="10800 0 ?f1 10800 0 21600 10800 21600 21600 21600 ?f7 10800" draw:text-areas="?f1 10800 ?f2 18000 ?f3 7200 ?f4 21600" draw:type="isosceles-triangle" draw:modifiers="9629.0877038342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353cm" svg:height="2.185cm" svg:x="5.347cm" svg:y="4.22cm">
          <text:p text:style-name="P2"/>
          <draw:enhanced-geometry svg:viewBox="0 0 21600 21600" draw:glue-points="10800 0 ?f1 10800 0 21600 10800 21600 21600 21600 ?f7 10800" draw:text-areas="?f1 10800 ?f2 18000 ?f3 7200 ?f4 21600" draw:type="isosceles-triangle" draw:modifiers="9737.388193202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502cm" svg:height="1.622cm" svg:x="5.786cm" svg:y="4.769cm">
          <text:p text:style-name="P2"/>
          <draw:enhanced-geometry svg:viewBox="0 0 21600 21600" draw:glue-points="10800 0 ?f1 10800 0 21600 10800 21600 21600 21600 ?f7 10800" draw:text-areas="?f1 10800 ?f2 18000 ?f3 7200 ?f4 21600" draw:type="isosceles-triangle" draw:modifiers="9613.186813186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2" draw:layer="layout" svg:width="2.153cm" svg:height="0.962cm" draw:transform="rotate (0.967436004380274) translate (4.675cm 3.836cm)">
          <draw:text-box>
            <text:p text:style-name="P2">Cobol</text:p>
          </draw:text-box>
        </draw:frame>
        <draw:frame draw:style-name="gr5" draw:layer="layout" svg:width="2.153cm" svg:height="0.962cm" svg:x="5.881cm" svg:y="5.607cm">
          <draw:text-box>
            <text:p text:style-name="P2">Cobol</text:p>
          </draw:text-box>
        </draw:frame>
        <draw:frame draw:style-name="gr5" draw:layer="layout" svg:width="1.59cm" svg:height="0.962cm" draw:transform="rotate (1.04108889881442) translate (5.777cm 4.36cm)">
          <draw:text-box>
            <text:p text:style-name="P2">Box</text:p>
          </draw:text-box>
        </draw:frame>
        <draw:line draw:style-name="gr6" draw:text-style-name="P1" draw:layer="layout" svg:x1="6.831cm" svg:y1="2.308cm" svg:x2="6.831cm" svg:y2="3.023cm">
          <text:p text:style-name="P2"/>
        </draw:line>
        <draw:line draw:style-name="gr6" draw:text-style-name="P1" draw:layer="layout" svg:x1="6.887cm" svg:y1="4.166cm" svg:x2="6.887cm" svg:y2="4.881cm">
          <text:p text:style-name="P2"/>
        </draw:line>
        <draw:line draw:style-name="gr7" draw:text-style-name="P1" draw:layer="layout" svg:x1="9.758cm" svg:y1="1.787cm" svg:x2="6.886cm" svg:y2="2.873cm">
          <text:p text:style-name="P2"/>
        </draw:line>
        <draw:line draw:style-name="gr7" draw:text-style-name="P1" draw:layer="layout" svg:x1="9.785cm" svg:y1="3.616cm" svg:x2="6.954cm" svg:y2="4.714cm">
          <text:p text:style-name="P2"/>
        </draw:line>
        <draw:frame draw:style-name="gr5" draw:text-style-name="P4" draw:layer="layout" svg:width="1.903cm" svg:height="0.645cm" svg:x="9.84cm" svg:y="1.429cm">
          <draw:text-box>
            <text:p text:style-name="P3"><text:span text:style-name="T1">from-box</text:span></text:p>
          </draw:text-box>
        </draw:frame>
        <draw:frame draw:style-name="gr5" draw:text-style-name="P4" draw:layer="layout" svg:width="1.48cm" svg:height="0.645cm" svg:x="9.909cm" svg:y="3.162cm">
          <draw:text-box>
            <text:p text:style-name="P3"><text:span text:style-name="T1">to-bo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31 1131" svg:d="m0 564 564 567 567-567-567-564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7-03-11T16:10:28</dc:date>
    <dc:language>en-US</dc:language>
    <meta:editing-cycles>20</meta:editing-cycles>
    <meta:editing-duration>P1DT3H36M1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